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6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7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office:forms form:automatic-focus="false" form:apply-design-mode="false"/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1">21/02/2008</text:date>, <text:time>16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2-21T16:13:32</dc:date>
    <meta:editing-cycles>85</meta:editing-cycles>
    <meta:editing-duration>PT21H6M55S</meta:editing-duration>
    <meta:user-defined meta:name="Info 1"/>
    <meta:user-defined meta:name="Info 2"/>
    <meta:user-defined meta:name="Info 3"/>
    <meta:user-defined meta:name="Info 4"/>
    <meta:document-statistic meta:table-count="17" meta:cell-count="2956"/>
  </office:meta>
</office:document-meta>
</file>